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9950" officeooo:paragraph-rsid="001f9950"/>
    </style:style>
    <style:style style:name="P2" style:family="paragraph" style:parent-style-name="Standard" style:list-style-name="L1">
      <style:text-properties fo:language="en" fo:country="US" officeooo:rsid="00211029" officeooo:paragraph-rsid="00211029"/>
    </style:style>
    <style:style style:name="P3" style:family="paragraph" style:parent-style-name="Standard" style:list-style-name="L1">
      <style:text-properties fo:language="en" fo:country="US" officeooo:rsid="002129b0" officeooo:paragraph-rsid="002129b0"/>
    </style:style>
    <style:style style:name="P4" style:family="paragraph" style:parent-style-name="Standard" style:list-style-name="L1">
      <style:text-properties fo:language="en" fo:country="US" officeooo:rsid="0022dbaa" officeooo:paragraph-rsid="0022dbaa"/>
    </style:style>
    <style:style style:name="P5" style:family="paragraph" style:parent-style-name="Standard" style:list-style-name="L1">
      <style:text-properties fo:language="en" fo:country="US" officeooo:rsid="0024a151" officeooo:paragraph-rsid="0024a151"/>
    </style:style>
    <style:style style:name="P6" style:family="paragraph" style:parent-style-name="Standard" style:list-style-name="L1">
      <style:text-properties fo:language="en" fo:country="US" officeooo:rsid="002585b7" officeooo:paragraph-rsid="002585b7"/>
    </style:style>
    <style:style style:name="P7" style:family="paragraph" style:parent-style-name="Standard" style:list-style-name="L1">
      <style:text-properties fo:language="en" fo:country="US" officeooo:rsid="002886ce" officeooo:paragraph-rsid="002886ce"/>
    </style:style>
    <style:style style:name="P8" style:family="paragraph" style:parent-style-name="Standard">
      <style:text-properties fo:language="en" fo:country="US" officeooo:rsid="002886ce" officeooo:paragraph-rsid="002886ce"/>
    </style:style>
    <style:style style:name="P9" style:family="paragraph" style:parent-style-name="Standard">
      <style:text-properties fo:language="en" fo:country="US" officeooo:rsid="002a0136" officeooo:paragraph-rsid="002a0136"/>
    </style:style>
    <style:style style:name="P10" style:family="paragraph" style:parent-style-name="Standard" style:list-style-name="L2">
      <style:text-properties fo:language="en" fo:country="US" officeooo:rsid="002a0136" officeooo:paragraph-rsid="002a0136"/>
    </style:style>
    <style:style style:name="P11" style:family="paragraph" style:parent-style-name="Standard" style:list-style-name="L2">
      <style:text-properties fo:language="en" fo:country="US" officeooo:rsid="002b0b0b" officeooo:paragraph-rsid="002b0b0b"/>
    </style:style>
    <style:style style:name="P12" style:family="paragraph" style:parent-style-name="Standard" style:list-style-name="L2">
      <style:text-properties fo:language="en" fo:country="US" officeooo:rsid="002b5829" officeooo:paragraph-rsid="002b5829"/>
    </style:style>
    <style:style style:name="P13" style:family="paragraph" style:parent-style-name="Standard">
      <style:text-properties fo:language="en" fo:country="US" officeooo:rsid="002b5829" officeooo:paragraph-rsid="002b5829"/>
    </style:style>
    <style:style style:name="P14" style:family="paragraph" style:parent-style-name="Standard" style:list-style-name="L1">
      <style:text-properties fo:language="en" fo:country="US" officeooo:rsid="002d3b6c" officeooo:paragraph-rsid="002d3b6c"/>
    </style:style>
    <style:style style:name="P15" style:family="paragraph" style:parent-style-name="Standard" style:list-style-name="L1">
      <style:text-properties fo:language="en" fo:country="US" officeooo:rsid="002d3b6c" officeooo:paragraph-rsid="002ee538"/>
    </style:style>
    <style:style style:name="P16" style:family="paragraph" style:parent-style-name="Standard" style:list-style-name="L3">
      <style:paragraph-properties fo:text-align="justify" style:justify-single-word="false"/>
      <style:text-properties fo:language="en" fo:country="US" officeooo:rsid="00304d76" officeooo:paragraph-rsid="00304d76"/>
    </style:style>
    <style:style style:name="P17" style:family="paragraph" style:parent-style-name="Standard" style:list-style-name="L3">
      <style:paragraph-properties fo:text-align="justify" style:justify-single-word="false"/>
      <style:text-properties fo:language="en" fo:country="US" officeooo:rsid="0031ad22" officeooo:paragraph-rsid="0031ad22"/>
    </style:style>
    <style:style style:name="P18" style:family="paragraph" style:parent-style-name="Standard" style:list-style-name="L3">
      <style:paragraph-properties fo:text-align="justify" style:justify-single-word="false"/>
      <style:text-properties fo:language="en" fo:country="US" officeooo:rsid="0032a434" officeooo:paragraph-rsid="0032a434"/>
    </style:style>
    <style:style style:name="P19" style:family="paragraph" style:parent-style-name="Standard">
      <style:text-properties fo:language="en" fo:country="US" officeooo:rsid="0032c378" officeooo:paragraph-rsid="0032c378"/>
    </style:style>
    <style:style style:name="T1" style:family="text">
      <style:text-properties officeooo:rsid="0021c6f6"/>
    </style:style>
    <style:style style:name="T2" style:family="text">
      <style:text-properties officeooo:rsid="002561bc"/>
    </style:style>
    <style:style style:name="T3" style:family="text">
      <style:text-properties officeooo:rsid="0026f72d"/>
    </style:style>
    <style:style style:name="T4" style:family="text">
      <style:text-properties officeooo:rsid="002bf494"/>
    </style:style>
    <style:style style:name="T5" style:family="text">
      <style:text-properties officeooo:rsid="002c11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ulnerabilities</text:p>
      <text:p text:style-name="P1"></text:p>
      <text:list xml:id="list898233738429029289" text:style-name="L1">
        <text:list-item>
          <text:p text:style-name="P2">Web developers don't sanitize the data received from websites.</text:p>
        </text:list-item>
        <text:list-item>
          <text:p text:style-name="P3">Some applications require javascript to be loaded dynamically. As a default prevention measure, <text:span text:style-name="T1">browsers</text:span> wont allow it. So they use eval() which is potentially dangerous.</text:p>
        </text:list-item>
        <text:list-item>
          <text:p text:style-name="P4">Passing SQL parameters via AJAX makes it easier for SQL injection bypassing browser defenses.</text:p>
        </text:list-item>
        <text:list-item>
          <text:p text:style-name="P15">&lt;script&gt; tag won't respect same origin policy.</text:p>
        </text:list-item>
        <text:list-item>
          <text:p text:style-name="P5">Loading &lt;script&gt; via AJAX is not supported/enabled by browers. But event related javascript can be loaded <text:span text:style-name="T2">by default</text:span>.</text:p>
        </text:list-item>
        <text:list-item>
          <text:p text:style-name="P6"><text:span text:style-name="T3">CSRF via </text:span>JSONP (JSON with Padding) vulnerability.</text:p>
        </text:list-item>
        <text:list-item>
          <text:p text:style-name="P7">Session cookies will be retained even after closing the hosted page to allow cross tab page access.</text:p>
          <text:p text:style-name="P14"/>
        </text:list-item>
      </text:list>
      <text:p text:style-name="P8"/>
      <text:p text:style-name="P9">Attack Vectors</text:p>
      <text:list xml:id="list5806682149699669245" text:style-name="L2">
        <text:list-item>
          <text:p text:style-name="P10">UI redressing</text:p>
        </text:list-item>
        <text:list-item>
          <text:p text:style-name="P10"><text:span text:style-name="T5">Masking website with </text:span>IFRAME injection</text:p>
        </text:list-item>
        <text:list-item>
          <text:p text:style-name="P10">Click jacking with hidden iframe (iframe loaded dynamically)</text:p>
        </text:list-item>
        <text:list-item>
          <text:p text:style-name="P11">Click jacking without hidden iframe (iframe loaded dynamically)</text:p>
        </text:list-item>
        <text:list-item>
          <text:p text:style-name="P12">HTML 5 local storage <text:span text:style-name="T4">exploit</text:span></text:p>
        </text:list-item>
        <text:list-item>
          <text:p text:style-name="P12">Session/cookie hijacking</text:p>
        </text:list-item>
      </text:list>
      <text:p text:style-name="P13"/>
      <text:p text:style-name="P19">Defense</text:p>
      <text:list xml:id="list8233461171579007355" text:style-name="L3">
        <text:list-item>
          <text:p text:style-name="P16">Browser extension to detect dynamic loading attacks.</text:p>
          <text:list>
            <text:list-item>
              <text:p text:style-name="P17">Detects dynamic scripts</text:p>
            </text:list-item>
            <text:list-item>
              <text:p text:style-name="P17">Detects event related javascipt codes</text:p>
            </text:list-item>
            <text:list-item>
              <text:p text:style-name="P18">Detects dynamic iframe injection</text:p>
            </text:list-item>
            <text:list-item>
              <text:p text:style-name="P18">Exposes hidden iframes</text:p>
            </text:list-item>
            <text:list-item>
              <text:p text:style-name="P18">Detects style injection ( UI redressing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</meta:initial-creator>
    <meta:creation-date>2014-10-16T14:13:37.365176254</meta:creation-date>
    <dc:date>2014-10-16T15:29:14.162198499</dc:date>
    <dc:creator>Arun </dc:creator>
    <meta:editing-duration>PT1H14M52S</meta:editing-duration>
    <meta:editing-cycles>21</meta:editing-cycles>
    <meta:generator>LibreOffice/4.2.6.3$Linux_x86 LibreOffice_project/420m0$Build-3</meta:generator>
    <meta:document-statistic meta:table-count="0" meta:image-count="0" meta:object-count="0" meta:page-count="1" meta:paragraph-count="24" meta:word-count="179" meta:character-count="1125" meta:non-whitespace-character-count="986"/>
  </office:meta>
</office:document-meta>
</file>